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2000001EAB5ED13B3B90F57B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M Mono 10" svg:font-family="'LM Mono 10'"/>
    <style:font-face style:name="LM Mono 101" svg:font-family="'LM Mono 10'" style:font-adornments="10 Italic" style:font-pitch="fixed"/>
    <style:font-face style:name="LM Mono 102" svg:font-family="'LM Mono 10'" style:font-pitch="fixed"/>
    <style:font-face style:name="LM Mono 103" svg:font-family="'LM Mono 10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0.443cm" fo:min-width="0cm" fo:wrap-option="wrap"/>
    </style:style>
    <style:style style:name="gr2" style:family="graphic" style:parent-style-name="standard">
      <style:graphic-properties svg:stroke-color="#ffffff" draw:textarea-vertical-align="middle" draw:auto-grow-height="false" fo:min-height="0.514cm" fo:min-width="0cm" fo:wrap-option="wrap"/>
    </style:style>
    <style:style style:name="gr3" style:family="graphic" style:parent-style-name="standard">
      <style:graphic-properties draw:textarea-vertical-align="middle" draw:auto-grow-height="false" fo:min-height="0.478cm" fo:min-width="0.503cm" fo:wrap-option="wrap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779cm" fo:min-width="0.402cm"/>
    </style:style>
    <style:style style:name="gr6" style:family="graphic" style:parent-style-name="standard">
      <style:graphic-properties draw:textarea-horizontal-align="justify" draw:textarea-vertical-align="middle" draw:auto-grow-height="false" fo:min-height="0.479cm" fo:min-width="0.103cm"/>
    </style:style>
    <style:style style:name="gr7" style:family="graphic" style:parent-style-name="standard">
      <style:graphic-properties svg:stroke-color="#ffffff" draw:textarea-horizontal-align="justify" draw:textarea-vertical-align="middle" draw:auto-grow-height="false" fo:min-height="0.684cm" fo:min-width="0.324cm"/>
    </style:style>
    <style:style style:name="gr8" style:family="graphic" style:parent-style-name="standard">
      <style:graphic-properties svg:stroke-color="#ffffff" draw:textarea-horizontal-align="justify" draw:textarea-vertical-align="middle" draw:auto-grow-height="false" fo:min-height="0.03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85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3cm" fo:min-width="0.531cm"/>
      <style:paragraph-properties style:writing-mode="lr-tb"/>
    </style:style>
    <style:style style:name="gr12" style:family="graphic" style:parent-style-name="objectwithoutfill">
      <style:graphic-properties draw:marker-end="Concave" draw:fill="none" draw:textarea-vertical-align="middle"/>
    </style:style>
    <style:style style:name="gr13" style:family="graphic" style:parent-style-name="objectwithoutfill">
      <style:graphic-properties draw:marker-end="Concave" draw:fill="none" draw:textarea-vertical-align="middle" draw:shadow-offset-x="0.203cm" draw:shadow-offset-y="0.203cm"/>
    </style:style>
    <style:style style:name="gr14" style:family="graphic" style:parent-style-name="standard">
      <style:graphic-properties draw:textarea-horizontal-align="justify" draw:textarea-vertical-align="middle" draw:auto-grow-height="false" fo:min-height="0.262cm" fo:min-width="0.028cm"/>
      <style:paragraph-properties style:writing-mode="lr-tb"/>
    </style:style>
    <style:style style:name="gr15" style:family="graphic" style:parent-style-name="objectwithoutfill">
      <style:graphic-properties draw:marker-start="Concave" draw:fill="none" draw:textarea-vertical-align="middle"/>
    </style:style>
    <style:style style:name="gr16" style:family="graphic" style:parent-style-name="standard">
      <style:graphic-properties draw:textarea-vertical-align="middle" draw:auto-grow-height="false" fo:min-height="0.155cm" fo:min-width="0cm" fo:wrap-option="wrap"/>
    </style:style>
    <style:style style:name="gr17" style:family="graphic" style:parent-style-name="standard">
      <style:graphic-properties svg:stroke-color="#ffffff" draw:textarea-horizontal-align="justify" draw:textarea-vertical-align="middle" draw:auto-grow-height="false" fo:min-height="0.231cm" fo:min-width="0cm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withoutfill">
      <style:graphic-properties svg:stroke-color="#2a6099" draw:fill="none" draw:textarea-vertical-align="middle"/>
    </style:style>
    <style:style style:name="gr20" style:family="graphic" style:parent-style-name="standard">
      <style:graphic-properties svg:stroke-color="#ffffff" draw:textarea-horizontal-align="justify" draw:textarea-vertical-align="middle" draw:auto-grow-height="false" fo:min-height="0.395cm" fo:min-width="0cm"/>
    </style:style>
    <style:style style:name="gr21" style:family="graphic" style:parent-style-name="standard">
      <style:graphic-properties draw:stroke="none" draw:fill="none" fo:min-height="0.844cm"/>
      <style:paragraph-properties style:writing-mode="lr-tb"/>
    </style:style>
    <style:style style:name="gr22" style:family="graphic" style:parent-style-name="standard">
      <style:graphic-properties draw:stroke="none" draw:fill="none" fo:min-height="1.221cm"/>
      <style:paragraph-properties style:writing-mode="lr-tb"/>
    </style:style>
    <style:style style:name="gr23" style:family="graphic" style:parent-style-name="standard">
      <style:graphic-properties draw:stroke="none" draw:fill="none" fo:min-height="0.611cm"/>
      <style:paragraph-properties style:writing-mode="lr-tb"/>
    </style:style>
    <style:style style:name="gr24" style:family="graphic" style:parent-style-name="standard">
      <style:graphic-properties draw:stroke="none" draw:fill="none" fo:min-height="0.62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M Mono 101" fo:font-style="italic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3pt"/>
    </style:style>
    <style:style style:name="P6" style:family="paragraph">
      <loext:graphic-properties draw:fill="none"/>
      <style:text-properties fo:font-size="13pt"/>
    </style:style>
    <style:style style:name="T1" style:family="text">
      <style:text-properties style:font-name="LM Mono 101" fo:font-style="italic"/>
    </style:style>
    <style:style style:name="T2" style:family="text">
      <style:text-properties style:text-position="sub 58%" style:font-name="LM Mono 101" fo:font-style="italic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M Mono 101" fo:font-size="18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M Mono 101" fo:font-size="18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M Mono 101" fo:font-size="13pt" fo:font-style="italic"/>
    </style:style>
    <style:style style:name="T6" style:family="text">
      <style:text-properties style:font-name="LM Mono 10" fo:font-size="13pt" fo:font-style="italic" style:font-name-asian="LM Mono 10" style:font-name-complex="LM Mono 10"/>
    </style:style>
    <style:style style:name="T7" style:family="text">
      <style:text-properties style:text-position="sub 58%" style:font-name="LM Mono 101" fo:font-size="13pt" fo:font-style="italic"/>
    </style:style>
    <style:style style:name="T8" style:family="text">
      <style:text-properties style:text-position="0% 100%" style:font-name="LM Mono 101" fo:font-size="13pt" fo:font-style="italic"/>
    </style:style>
    <style:style style:name="T9" style:family="text">
      <style:text-properties style:text-position="0% 100%" style:font-name="OpenSymbol" fo:font-size="13pt" fo:font-style="normal" style:font-name-asian="OpenSymbol" style:font-name-complex="OpenSymbo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0.703cm" svg:height="1.049cm" svg:x="6.67cm" svg:y="3.598cm">
              <text:p/>
              <draw:enhanced-geometry svg:viewBox="0 0 21600 21600" draw:mirror-horizontal="true" draw:glue-points="21600 0 0 10800 21600 21600 ?f0 10800" draw:text-areas="?f1 ?f10 21600 ?f11" draw:type="moon" draw:modifiers="14955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  <draw:custom-shape draw:style-name="gr2" draw:text-style-name="P1" draw:layer="layout" svg:width="0.748cm" svg:height="1.174cm" svg:x="6.672cm" svg:y="3.54cm">
              <text:p/>
              <draw:enhanced-geometry svg:viewBox="0 0 21600 21600" draw:mirror-horizontal="true" draw:glue-points="21600 0 0 10800 21600 21600 ?f0 10800" draw:text-areas="?f1 ?f10 21600 ?f11" draw:type="moon" draw:modifiers="13969.1599539701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</draw:g>
          <draw:custom-shape draw:style-name="gr3" draw:text-style-name="P1" draw:layer="layout" svg:width="1.194cm" svg:height="1.06cm" svg:x="6.791cm" svg:y="3.582cm">
            <text:p/>
            <draw:enhanced-geometry svg:viewBox="0 0 21600 21600" draw:mirror-horizontal="true" draw:glue-points="21600 0 0 10800 21600 21600 ?f0 10800" draw:text-areas="?f1 ?f10 21600 ?f11" draw:type="moon" draw:modifiers="18115.2368758003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</draw:g>
        <draw:custom-shape draw:style-name="gr3" draw:text-style-name="P1" draw:layer="layout" svg:width="1.194cm" svg:height="1.06cm" svg:x="6.83cm" svg:y="6.444cm">
          <text:p/>
          <draw:enhanced-geometry svg:viewBox="0 0 21600 21600" draw:mirror-horizontal="true" draw:glue-points="21600 0 0 10800 21600 21600 ?f0 10800" draw:text-areas="?f1 ?f10 21600 ?f11" draw:type="moon" draw:modifiers="18115.2368758003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line draw:style-name="gr4" draw:text-style-name="P2" draw:layer="layout" svg:x1="5.772cm" svg:y1="3.836cm" svg:x2="6.806cm" svg:y2="3.836cm">
          <text:p/>
        </draw:line>
        <draw:line draw:style-name="gr4" draw:text-style-name="P2" draw:layer="layout" svg:x1="5.784cm" svg:y1="4.389cm" svg:x2="6.818cm" svg:y2="4.389cm">
          <text:p/>
        </draw:line>
        <draw:line draw:style-name="gr4" draw:text-style-name="P2" draw:layer="layout" svg:x1="5.94cm" svg:y1="6.7cm" svg:x2="6.974cm" svg:y2="6.7cm">
          <text:p/>
        </draw:line>
        <draw:line draw:style-name="gr4" draw:text-style-name="P2" draw:layer="layout" svg:x1="5.952cm" svg:y1="7.253cm" svg:x2="6.986cm" svg:y2="7.253cm">
          <text:p/>
        </draw:line>
        <draw:line draw:style-name="gr4" draw:text-style-name="P2" draw:layer="layout" svg:x1="7.961cm" svg:y1="4.09cm" svg:x2="8.995cm" svg:y2="4.09cm">
          <text:p/>
        </draw:line>
        <draw:line draw:style-name="gr4" draw:text-style-name="P2" draw:layer="layout" svg:x1="8.033cm" svg:y1="6.952cm" svg:x2="9.067cm" svg:y2="6.952cm">
          <text:p/>
        </draw:line>
        <draw:line draw:style-name="gr4" draw:text-style-name="P2" draw:layer="layout" svg:x1="7.961cm" svg:y1="4.09cm" svg:x2="8.995cm" svg:y2="4.09cm">
          <text:p/>
        </draw:line>
        <draw:g>
          <draw:custom-shape draw:style-name="gr5" draw:text-style-name="P1" draw:layer="layout" svg:width="0.902cm" svg:height="1.029cm" svg:x="6.887cm" svg:y="8.97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851cm" svg:height="1.029cm" svg:x="7.345cm" svg:y="8.9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824cm" svg:height="0.934cm" svg:x="6.938cm" svg:y="9.024cm">
            <text:p/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5.856cm" svg:y1="9.225cm" svg:x2="6.89cm" svg:y2="9.225cm">
            <text:p/>
          </draw:line>
          <draw:line draw:style-name="gr4" draw:text-style-name="P2" draw:layer="layout" svg:x1="5.868cm" svg:y1="9.778cm" svg:x2="6.902cm" svg:y2="9.778cm">
            <text:p/>
          </draw:line>
          <draw:line draw:style-name="gr4" draw:text-style-name="P2" draw:layer="layout" svg:x1="8.189cm" svg:y1="9.478cm" svg:x2="9.223cm" svg:y2="9.478cm">
            <text:p/>
          </draw:line>
        </draw:g>
      </draw:page>
      <draw:page draw:name="page2" draw:style-name="dp1" draw:master-page-name="Default">
        <draw:g>
          <draw:g>
            <draw:custom-shape draw:style-name="gr1" draw:text-style-name="P1" draw:layer="layout" svg:width="0.703cm" svg:height="1.049cm" svg:x="6.671cm" svg:y="3.599cm">
              <text:p/>
              <draw:enhanced-geometry svg:viewBox="0 0 21600 21600" draw:mirror-horizontal="true" draw:glue-points="21600 0 0 10800 21600 21600 ?f0 10800" draw:text-areas="?f1 ?f10 21600 ?f11" draw:type="moon" draw:modifiers="14955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  <draw:custom-shape draw:style-name="gr2" draw:text-style-name="P1" draw:layer="layout" svg:width="0.748cm" svg:height="1.174cm" svg:x="6.673cm" svg:y="3.541cm">
              <text:p/>
              <draw:enhanced-geometry svg:viewBox="0 0 21600 21600" draw:mirror-horizontal="true" draw:glue-points="21600 0 0 10800 21600 21600 ?f0 10800" draw:text-areas="?f1 ?f10 21600 ?f11" draw:type="moon" draw:modifiers="13969.1599539701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</draw:g>
          <draw:custom-shape draw:style-name="gr3" draw:text-style-name="P1" draw:layer="layout" svg:width="1.194cm" svg:height="1.06cm" svg:x="6.792cm" svg:y="3.583cm">
            <text:p/>
            <draw:enhanced-geometry svg:viewBox="0 0 21600 21600" draw:mirror-horizontal="true" draw:glue-points="21600 0 0 10800 21600 21600 ?f0 10800" draw:text-areas="?f1 ?f10 21600 ?f11" draw:type="moon" draw:modifiers="18115.2368758003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</draw:g>
        <draw:line draw:style-name="gr4" draw:text-style-name="P2" draw:layer="layout" svg:x1="4.498cm" svg:y1="3.836cm" svg:x2="6.807cm" svg:y2="3.837cm">
          <text:p/>
        </draw:line>
        <draw:line draw:style-name="gr4" draw:text-style-name="P2" draw:layer="layout" svg:x1="4.516cm" svg:y1="4.403cm" svg:x2="6.819cm" svg:y2="4.39cm">
          <text:p/>
        </draw:line>
        <draw:line draw:style-name="gr4" draw:text-style-name="P2" draw:layer="layout" svg:x1="7.962cm" svg:y1="4.091cm" svg:x2="8.996cm" svg:y2="4.091cm">
          <text:p/>
        </draw:line>
        <draw:line draw:style-name="gr4" draw:text-style-name="P2" draw:layer="layout" svg:x1="7.962cm" svg:y1="4.091cm" svg:x2="8.996cm" svg:y2="4.091cm">
          <text:p/>
        </draw:line>
        <draw:g>
          <draw:custom-shape draw:style-name="gr5" draw:text-style-name="P1" draw:layer="layout" svg:width="0.902cm" svg:height="1.029cm" svg:x="6.737cm" svg:y="5.44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851cm" svg:height="1.029cm" svg:x="7.195cm" svg:y="5.4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824cm" svg:height="0.934cm" svg:x="6.788cm" svg:y="5.489cm">
            <text:p/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5.164cm" svg:y1="5.692cm" svg:x2="6.74cm" svg:y2="5.69cm">
            <text:p/>
          </draw:line>
          <draw:line draw:style-name="gr4" draw:text-style-name="P2" draw:layer="layout" svg:x1="5.718cm" svg:y1="6.243cm" svg:x2="6.752cm" svg:y2="6.243cm">
            <text:p/>
          </draw:line>
          <draw:line draw:style-name="gr4" draw:text-style-name="P2" draw:layer="layout" svg:x1="8.039cm" svg:y1="5.943cm" svg:x2="9.073cm" svg:y2="5.943cm">
            <text:p/>
          </draw:line>
          <draw:line draw:style-name="gr4" draw:text-style-name="P2" draw:layer="layout" svg:x1="5.164cm" svg:y1="5.718cm" svg:x2="5.164cm" svg:y2="4.387cm">
            <text:p/>
          </draw:line>
        </draw:g>
        <draw:custom-shape draw:style-name="gr8" draw:text-style-name="P1" draw:layer="layout" svg:width="0.094cm" svg:height="0.288cm" svg:x="5.686cm" svg:y="4.24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094cm" svg:height="0.288cm" svg:x="5.678cm" svg:y="5.519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726cm" svg:y1="3.817cm" svg:x2="5.72cm" svg:y2="6.271cm">
          <text:p/>
        </draw:line>
        <draw:frame draw:style-name="gr9" draw:text-style-name="P3" draw:layer="layout" svg:width="0.836cm" svg:height="1.093cm" svg:x="3.694cm" svg:y="3.218cm">
          <draw:text-box>
            <text:p><text:span text:style-name="T1">x</text:span></text:p>
          </draw:text-box>
        </draw:frame>
        <draw:frame draw:style-name="gr9" draw:text-style-name="P3" draw:layer="layout" svg:width="0.836cm" svg:height="1.093cm" svg:x="3.694cm" svg:y="3.791cm">
          <draw:text-box>
            <text:p><text:span text:style-name="T1">y</text:span></text:p>
          </draw:text-box>
        </draw:frame>
        <draw:frame draw:style-name="gr9" draw:text-style-name="P3" draw:layer="layout" svg:width="1.505cm" svg:height="1.093cm" svg:x="8.87cm" svg:y="3.473cm">
          <draw:text-box>
            <text:p><text:span text:style-name="T1">x</text:span><text:span text:style-name="T1">+</text:span><text:span text:style-name="T1">y</text:span></text:p>
          </draw:text-box>
        </draw:frame>
        <draw:frame draw:style-name="gr9" draw:text-style-name="P3" draw:layer="layout" svg:width="3.846cm" svg:height="1.093cm" svg:x="8.874cm" svg:y="5.308cm">
          <draw:text-box>
            <text:p><text:span text:style-name="T1">c</text:span><text:span text:style-name="T1">a</text:span><text:span text:style-name="T1">r</text:span><text:span text:style-name="T1">r</text:span><text:span text:style-name="T1">y</text:span><text:span text:style-name="T1">(</text:span><text:span text:style-name="T1">x</text:span><text:span text:style-name="T1">+</text:span><text:span text:style-name="T1">y</text:span><text:span text:style-name="T1">)</text:span></text:p>
          </draw:text-box>
        </draw:frame>
        <draw:frame draw:style-name="gr9" draw:text-style-name="P3" draw:layer="layout" svg:width="0.836cm" svg:height="1.093cm" svg:x="9.282cm" svg:y="3.047cm">
          <draw:text-box>
            <text:p><text:span text:style-name="T1">.</text:span></text:p>
          </draw:text-box>
        </draw:frame>
        <draw:g>
          <draw:g>
            <draw:custom-shape draw:style-name="gr1" draw:text-style-name="P1" draw:layer="layout" svg:width="0.703cm" svg:height="1.049cm" svg:x="6.916cm" svg:y="10.283cm">
              <text:p/>
              <draw:enhanced-geometry svg:viewBox="0 0 21600 21600" draw:mirror-horizontal="true" draw:glue-points="21600 0 0 10800 21600 21600 ?f0 10800" draw:text-areas="?f1 ?f10 21600 ?f11" draw:type="moon" draw:modifiers="14955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  <draw:custom-shape draw:style-name="gr2" draw:text-style-name="P1" draw:layer="layout" svg:width="0.748cm" svg:height="1.174cm" svg:x="6.918cm" svg:y="10.225cm">
              <text:p/>
              <draw:enhanced-geometry svg:viewBox="0 0 21600 21600" draw:mirror-horizontal="true" draw:glue-points="21600 0 0 10800 21600 21600 ?f0 10800" draw:text-areas="?f1 ?f10 21600 ?f11" draw:type="moon" draw:modifiers="13969.1599539701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</draw:g>
          <draw:custom-shape draw:style-name="gr3" draw:text-style-name="P1" draw:layer="layout" svg:width="1.194cm" svg:height="1.06cm" svg:x="7.037cm" svg:y="10.267cm">
            <text:p/>
            <draw:enhanced-geometry svg:viewBox="0 0 21600 21600" draw:mirror-horizontal="true" draw:glue-points="21600 0 0 10800 21600 21600 ?f0 10800" draw:text-areas="?f1 ?f10 21600 ?f11" draw:type="moon" draw:modifiers="18115.2368758003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</draw:g>
        <draw:line draw:style-name="gr4" draw:text-style-name="P2" draw:layer="layout" svg:x1="4.743cm" svg:y1="10.52cm" svg:x2="7.052cm" svg:y2="10.521cm">
          <text:p/>
        </draw:line>
        <draw:line draw:style-name="gr4" draw:text-style-name="P2" draw:layer="layout" svg:x1="4.761cm" svg:y1="11.087cm" svg:x2="7.064cm" svg:y2="11.074cm">
          <text:p/>
        </draw:line>
        <draw:line draw:style-name="gr4" draw:text-style-name="P2" draw:layer="layout" svg:x1="8.207cm" svg:y1="10.775cm" svg:x2="9.241cm" svg:y2="10.775cm">
          <text:p/>
        </draw:line>
        <draw:line draw:style-name="gr4" draw:text-style-name="P2" draw:layer="layout" svg:x1="8.207cm" svg:y1="10.775cm" svg:x2="9.241cm" svg:y2="10.775cm">
          <text:p/>
        </draw:line>
        <draw:g>
          <draw:custom-shape draw:style-name="gr5" draw:text-style-name="P1" draw:layer="layout" svg:width="0.902cm" svg:height="1.029cm" svg:x="6.982cm" svg:y="12.12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851cm" svg:height="1.029cm" svg:x="7.44cm" svg:y="12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824cm" svg:height="0.934cm" svg:x="7.033cm" svg:y="12.17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5.409cm" svg:y1="12.376cm" svg:x2="6.985cm" svg:y2="12.374cm">
            <text:p/>
          </draw:line>
          <draw:line draw:style-name="gr4" draw:text-style-name="P2" draw:layer="layout" svg:x1="5.963cm" svg:y1="12.927cm" svg:x2="6.997cm" svg:y2="12.927cm">
            <text:p/>
          </draw:line>
          <draw:line draw:style-name="gr4" draw:text-style-name="P2" draw:layer="layout" svg:x1="8.284cm" svg:y1="12.627cm" svg:x2="9.318cm" svg:y2="12.627cm">
            <text:p/>
          </draw:line>
          <draw:line draw:style-name="gr4" draw:text-style-name="P2" draw:layer="layout" svg:x1="5.409cm" svg:y1="12.402cm" svg:x2="5.409cm" svg:y2="11.071cm">
            <text:p/>
          </draw:line>
        </draw:g>
        <draw:custom-shape draw:style-name="gr8" draw:text-style-name="P1" draw:layer="layout" svg:width="0.094cm" svg:height="0.288cm" svg:x="5.931cm" svg:y="10.9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094cm" svg:height="0.288cm" svg:x="5.923cm" svg:y="12.203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971cm" svg:y1="10.501cm" svg:x2="5.965cm" svg:y2="12.955cm">
          <text:p/>
        </draw:line>
        <draw:frame draw:style-name="gr9" draw:text-style-name="P3" draw:layer="layout" svg:width="1.031cm" svg:height="1.093cm" svg:x="3.939cm" svg:y="9.902cm">
          <draw:text-box>
            <text:p><text:span text:style-name="T1">x</text:span><text:span text:style-name="T2">0</text:span></text:p>
          </draw:text-box>
        </draw:frame>
        <draw:frame draw:style-name="gr9" draw:text-style-name="P3" draw:layer="layout" svg:width="1.031cm" svg:height="1.093cm" svg:x="3.939cm" svg:y="10.475cm">
          <draw:text-box>
            <text:p><text:span text:style-name="T1">y</text:span><text:span text:style-name="T2">0</text:span></text:p>
          </draw:text-box>
        </draw:frame>
        <draw:frame draw:style-name="gr10" draw:text-style-name="P3" draw:layer="layout" svg:width="2.357cm" svg:height="1.935cm" svg:x="9.115cm" svg:y="10.157cm">
          <draw:text-box>
            <text:p><text:span text:style-name="T1">x</text:span><text:span text:style-name="T2">0</text:span><text:span text:style-name="T1">+</text:span><text:span text:style-name="T1">y</text:span><text:span text:style-name="T2">0</text:span></text:p>
          </draw:text-box>
        </draw:frame>
        <draw:frame draw:style-name="gr9" draw:text-style-name="P3" draw:layer="layout" svg:width="4.236cm" svg:height="1.093cm" svg:x="9.119cm" svg:y="11.992cm">
          <draw:text-box>
            <text:p><text:span text:style-name="T3">c</text:span><text:span text:style-name="T3">a</text:span><text:span text:style-name="T3">r</text:span><text:span text:style-name="T3">r</text:span><text:span text:style-name="T3">y</text:span><text:span text:style-name="T3">(</text:span><text:span text:style-name="T1">x</text:span><text:span text:style-name="T2">0</text:span><text:span text:style-name="T1">+</text:span><text:span text:style-name="T1">y</text:span><text:span text:style-name="T2">0</text:span><text:span text:style-name="T1">)</text:span></text:p>
          </draw:text-box>
        </draw:frame>
        <draw:frame draw:style-name="gr9" draw:text-style-name="P3" draw:layer="layout" svg:width="0.836cm" svg:height="1.093cm" svg:x="9.735cm" svg:y="9.719cm">
          <draw:text-box>
            <text:p><text:span text:style-name="T1">.</text:span></text:p>
          </draw:text-box>
        </draw:frame>
        <draw:g>
          <draw:g>
            <draw:custom-shape draw:style-name="gr1" draw:text-style-name="P1" draw:layer="layout" svg:width="0.703cm" svg:height="1.049cm" svg:x="6.982cm" svg:y="14.198cm">
              <text:p/>
              <draw:enhanced-geometry svg:viewBox="0 0 21600 21600" draw:mirror-horizontal="true" draw:glue-points="21600 0 0 10800 21600 21600 ?f0 10800" draw:text-areas="?f1 ?f10 21600 ?f11" draw:type="moon" draw:modifiers="14955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  <draw:custom-shape draw:style-name="gr2" draw:text-style-name="P1" draw:layer="layout" svg:width="0.748cm" svg:height="1.174cm" svg:x="6.984cm" svg:y="14.14cm">
              <text:p/>
              <draw:enhanced-geometry svg:viewBox="0 0 21600 21600" draw:mirror-horizontal="true" draw:glue-points="21600 0 0 10800 21600 21600 ?f0 10800" draw:text-areas="?f1 ?f10 21600 ?f11" draw:type="moon" draw:modifiers="13969.1599539701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</draw:g>
          <draw:custom-shape draw:style-name="gr3" draw:text-style-name="P1" draw:layer="layout" svg:width="1.194cm" svg:height="1.06cm" svg:x="7.103cm" svg:y="14.182cm">
            <text:p/>
            <draw:enhanced-geometry svg:viewBox="0 0 21600 21600" draw:mirror-horizontal="true" draw:glue-points="21600 0 0 10800 21600 21600 ?f0 10800" draw:text-areas="?f1 ?f10 21600 ?f11" draw:type="moon" draw:modifiers="18115.2368758003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</draw:g>
        <draw:line draw:style-name="gr4" draw:text-style-name="P2" draw:layer="layout" svg:x1="4.809cm" svg:y1="14.435cm" svg:x2="7.118cm" svg:y2="14.436cm">
          <text:p/>
        </draw:line>
        <draw:line draw:style-name="gr4" draw:text-style-name="P2" draw:layer="layout" svg:x1="4.827cm" svg:y1="15.002cm" svg:x2="7.13cm" svg:y2="14.989cm">
          <text:p/>
        </draw:line>
        <draw:line draw:style-name="gr4" draw:text-style-name="P2" draw:layer="layout" svg:x1="8.273cm" svg:y1="14.69cm" svg:x2="9.307cm" svg:y2="14.69cm">
          <text:p/>
        </draw:line>
        <draw:line draw:style-name="gr4" draw:text-style-name="P2" draw:layer="layout" svg:x1="8.273cm" svg:y1="14.69cm" svg:x2="9.307cm" svg:y2="14.69cm">
          <text:p/>
        </draw:line>
        <draw:g>
          <draw:custom-shape draw:style-name="gr5" draw:text-style-name="P1" draw:layer="layout" svg:width="0.902cm" svg:height="1.029cm" svg:x="7.048cm" svg:y="16.04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851cm" svg:height="1.029cm" svg:x="7.506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824cm" svg:height="0.934cm" svg:x="7.099cm" svg:y="16.08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5.475cm" svg:y1="16.291cm" svg:x2="7.051cm" svg:y2="16.289cm">
            <text:p/>
          </draw:line>
          <draw:line draw:style-name="gr4" draw:text-style-name="P2" draw:layer="layout" svg:x1="6.029cm" svg:y1="16.842cm" svg:x2="7.063cm" svg:y2="16.842cm">
            <text:p/>
          </draw:line>
          <draw:line draw:style-name="gr4" draw:text-style-name="P2" draw:layer="layout" svg:x1="8.35cm" svg:y1="16.542cm" svg:x2="9.384cm" svg:y2="16.542cm">
            <text:p/>
          </draw:line>
          <draw:line draw:style-name="gr4" draw:text-style-name="P2" draw:layer="layout" svg:x1="5.475cm" svg:y1="16.317cm" svg:x2="5.475cm" svg:y2="14.986cm">
            <text:p/>
          </draw:line>
        </draw:g>
        <draw:custom-shape draw:style-name="gr8" draw:text-style-name="P1" draw:layer="layout" svg:width="0.094cm" svg:height="0.288cm" svg:x="5.997cm" svg:y="14.8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094cm" svg:height="0.288cm" svg:x="5.989cm" svg:y="16.11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6.037cm" svg:y1="14.416cm" svg:x2="6.031cm" svg:y2="16.87cm">
          <text:p/>
        </draw:line>
        <draw:frame draw:style-name="gr9" draw:text-style-name="P3" draw:layer="layout" svg:width="1.031cm" svg:height="1.093cm" svg:x="4.005cm" svg:y="13.817cm">
          <draw:text-box>
            <text:p><text:span text:style-name="T1">x</text:span><text:span text:style-name="T2">1</text:span></text:p>
          </draw:text-box>
        </draw:frame>
        <draw:frame draw:style-name="gr9" draw:text-style-name="P3" draw:layer="layout" svg:width="1.031cm" svg:height="1.093cm" svg:x="4.005cm" svg:y="14.39cm">
          <draw:text-box>
            <text:p><text:span text:style-name="T1">y</text:span><text:span text:style-name="T2">1</text:span></text:p>
          </draw:text-box>
        </draw:frame>
        <draw:frame draw:style-name="gr10" draw:text-style-name="P3" draw:layer="layout" svg:width="2.357cm" svg:height="1.935cm" svg:x="9.181cm" svg:y="14.072cm">
          <draw:text-box>
            <text:p><text:span text:style-name="T1">x</text:span><text:span text:style-name="T2">1</text:span><text:span text:style-name="T1">+</text:span><text:span text:style-name="T1">y</text:span><text:span text:style-name="T2">1</text:span></text:p>
          </draw:text-box>
        </draw:frame>
        <draw:frame draw:style-name="gr9" draw:text-style-name="P3" draw:layer="layout" svg:width="4.236cm" svg:height="1.093cm" svg:x="9.185cm" svg:y="15.907cm">
          <draw:text-box>
            <text:p><text:span text:style-name="T3">c</text:span><text:span text:style-name="T3">a</text:span><text:span text:style-name="T3">r</text:span><text:span text:style-name="T3">r</text:span><text:span text:style-name="T3">y</text:span><text:span text:style-name="T3">(</text:span><text:span text:style-name="T3">x</text:span><text:span text:style-name="T4">1</text:span><text:span text:style-name="T3">+</text:span><text:span text:style-name="T3">y</text:span><text:span text:style-name="T4">1</text:span><text:span text:style-name="T1">)</text:span></text:p>
          </draw:text-box>
        </draw:frame>
        <draw:frame draw:style-name="gr9" draw:text-style-name="P3" draw:layer="layout" svg:width="0.836cm" svg:height="1.093cm" svg:x="9.801cm" svg:y="13.634cm">
          <draw:text-box>
            <text:p><text:span text:style-name="T1">.</text:span></text:p>
          </draw:text-box>
        </draw:frame>
        <draw:frame draw:style-name="gr9" draw:text-style-name="P3" draw:layer="layout" svg:width="1.031cm" svg:height="1.093cm" svg:x="5.989cm" svg:y="20.248cm">
          <draw:text-box>
            <text:p><text:span text:style-name="T1">x</text:span><text:span text:style-name="T2">0</text:span></text:p>
          </draw:text-box>
        </draw:frame>
        <draw:frame draw:style-name="gr9" draw:text-style-name="P3" draw:layer="layout" svg:width="1.031cm" svg:height="1.093cm" svg:x="4.648cm" svg:y="20.237cm">
          <draw:text-box>
            <text:p><text:span text:style-name="T1">x</text:span><text:span text:style-name="T2">1</text:span></text:p>
          </draw:text-box>
        </draw:frame>
        <draw:frame draw:style-name="gr11" draw:text-style-name="P3" draw:layer="layout" svg:width="1.031cm" svg:height="1.093cm" svg:x="7.374cm" svg:y="23.208cm">
          <draw:text-box>
            <text:p><text:span text:style-name="T1">y</text:span><text:span text:style-name="T2">0</text:span></text:p>
          </draw:text-box>
        </draw:frame>
        <draw:frame draw:style-name="gr11" draw:text-style-name="P3" draw:layer="layout" svg:width="1.031cm" svg:height="1.093cm" svg:x="7.368cm" svg:y="21.681cm">
          <draw:text-box>
            <text:p><text:span text:style-name="T1">y</text:span><text:span text:style-name="T2">1</text:span></text:p>
          </draw:text-box>
        </draw:frame>
        <draw:line draw:style-name="gr12" draw:text-style-name="P2" draw:layer="layout" svg:x1="5.087cm" svg:y1="21.07cm" svg:x2="5.053cm" svg:y2="21.921cm">
          <text:p/>
        </draw:line>
        <draw:line draw:style-name="gr13" draw:text-style-name="P2" draw:layer="layout" svg:x1="7.564cm" svg:y1="22.345cm" svg:x2="5.431cm" svg:y2="22.331cm">
          <text:p/>
        </draw:line>
        <draw:line draw:style-name="gr12" draw:text-style-name="P2" draw:layer="layout" svg:x1="7.613cm" svg:y1="23.86cm" svg:x2="6.757cm" svg:y2="23.856cm">
          <text:p/>
        </draw:line>
        <draw:g>
          <draw:custom-shape draw:style-name="gr14" draw:text-style-name="P1" draw:layer="layout" svg:width="0.746cm" svg:height="0.722cm" svg:x="4.678cm" svg:y="21.938cm">
            <text:p text:style-name="P1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4" draw:layer="layout" svg:width="0.875cm" svg:height="0.962cm" svg:x="4.618cm" svg:y="21.829cm">
            <draw:text-box>
              <text:p>+</text:p>
            </draw:text-box>
          </draw:frame>
        </draw:g>
        <draw:g>
          <draw:custom-shape draw:style-name="gr14" draw:text-style-name="P1" draw:layer="layout" svg:width="0.746cm" svg:height="0.722cm" svg:x="5.999cm" svg:y="23.4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4" draw:layer="layout" svg:width="0.875cm" svg:height="0.962cm" svg:x="5.939cm" svg:y="23.372cm">
            <draw:text-box>
              <text:p>+</text:p>
            </draw:text-box>
          </draw:frame>
        </draw:g>
        <draw:line draw:style-name="gr12" draw:text-style-name="P2" draw:layer="layout" svg:x1="5.041cm" svg:y1="22.66cm" svg:x2="5.027cm" svg:y2="23.489cm">
          <text:p/>
        </draw:line>
        <draw:g>
          <draw:custom-shape draw:style-name="gr14" draw:text-style-name="P1" draw:layer="layout" svg:width="0.746cm" svg:height="0.722cm" svg:x="4.664cm" svg:y="23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4" draw:layer="layout" svg:width="0.875cm" svg:height="0.962cm" svg:x="4.604cm" svg:y="23.387cm">
            <draw:text-box>
              <text:p>+</text:p>
            </draw:text-box>
          </draw:frame>
        </draw:g>
        <draw:line draw:style-name="gr15" draw:text-style-name="P2" draw:layer="layout" svg:x1="5.419cm" svg:y1="23.855cm" svg:x2="6.01cm" svg:y2="23.859cm">
          <text:p/>
        </draw:line>
        <draw:line draw:style-name="gr4" draw:text-style-name="P2" draw:layer="layout" svg:x1="6.379cm" svg:y1="24.195cm" svg:x2="6.366cm" svg:y2="25.177cm">
          <text:p/>
        </draw:line>
        <draw:line draw:style-name="gr4" draw:text-style-name="P2" draw:layer="layout" svg:x1="5.032cm" svg:y1="24.217cm" svg:x2="5.01cm" svg:y2="25.178cm">
          <text:p/>
        </draw:line>
        <draw:line draw:style-name="gr4" draw:text-style-name="P2" draw:layer="layout" svg:x1="4.666cm" svg:y1="22.321cm" svg:x2="3.704cm" svg:y2="22.321cm">
          <text:p/>
        </draw:line>
        <draw:line draw:style-name="gr4" draw:text-style-name="P2" draw:layer="layout" svg:x1="4.666cm" svg:y1="23.873cm" svg:x2="4.125cm" svg:y2="23.885cm">
          <text:p/>
        </draw:line>
        <draw:line draw:style-name="gr12" draw:text-style-name="P2" draw:layer="layout" svg:x1="3.728cm" svg:y1="22.309cm" svg:x2="3.695cm" svg:y2="24.414cm">
          <text:p/>
        </draw:line>
        <draw:line draw:style-name="gr12" draw:text-style-name="P2" draw:layer="layout" svg:x1="4.149cm" svg:y1="23.861cm" svg:x2="4.142cm" svg:y2="24.414cm">
          <text:p/>
        </draw:line>
        <draw:custom-shape draw:style-name="gr16" draw:text-style-name="P1" draw:layer="layout" svg:width="0.523cm" svg:height="0.591cm" draw:transform="rotate (1.54112572951099) translate (3.617cm 24.924cm)">
          <text:p/>
          <draw:enhanced-geometry svg:viewBox="0 0 21600 21600" draw:mirror-horizontal="true" draw:glue-points="21600 0 0 10800 21600 21600 ?f0 10800" draw:text-areas="?f1 ?f10 21600 ?f11" draw:type="moon" draw:modifiers="18115.2368758003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line draw:style-name="gr4" draw:text-style-name="P2" draw:layer="layout" svg:x1="3.93cm" svg:y1="24.929cm" svg:x2="3.926cm" svg:y2="25.169cm">
          <text:p/>
        </draw:line>
        <draw:line draw:style-name="gr4" draw:text-style-name="P2" draw:layer="layout" svg:x1="5.032cm" svg:y1="24.218cm" svg:x2="5.016cm" svg:y2="25.101cm">
          <text:p/>
        </draw:line>
        <draw:frame draw:style-name="gr11" draw:text-style-name="P3" draw:layer="layout" svg:width="1.031cm" svg:height="1.093cm" svg:x="5.917cm" svg:y="24.986cm">
          <draw:text-box>
            <text:p><text:span text:style-name="T1">b</text:span><text:span text:style-name="T2">0</text:span></text:p>
          </draw:text-box>
        </draw:frame>
        <draw:frame draw:style-name="gr11" draw:text-style-name="P3" draw:layer="layout" svg:width="1.031cm" svg:height="1.093cm" svg:x="4.619cm" svg:y="24.996cm">
          <draw:text-box>
            <text:p><text:span text:style-name="T1">b</text:span><text:span text:style-name="T2">1</text:span></text:p>
          </draw:text-box>
        </draw:frame>
        <draw:frame draw:style-name="gr11" draw:text-style-name="P3" draw:layer="layout" svg:width="1.031cm" svg:height="1.093cm" svg:x="3.482cm" svg:y="24.997cm">
          <draw:text-box>
            <text:p><text:span text:style-name="T1">c</text:span></text:p>
          </draw:text-box>
        </draw:frame>
        <draw:custom-shape draw:style-name="gr17" draw:text-style-name="P1" draw:layer="layout" svg:width="0.144cm" svg:height="0.481cm" svg:x="6.342cm" svg:y="22.08cm">
          <text:p/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6.434cm" svg:y1="21.07cm" svg:x2="6.375cm" svg:y2="23.51cm">
          <text:p/>
        </draw:line>
      </draw:page>
      <draw:page draw:name="page3" draw:style-name="dp1" draw:master-page-name="Default">
        <draw:frame draw:style-name="gr18" draw:text-style-name="P1" draw:layer="layout" svg:width="4.558cm" svg:height="4.792cm" svg:x="7.077cm" svg:y="4.665cm">
          <draw:image xlink:href="Pictures/10000001000001D2000001EAB5ED13B3B90F57B1.png" xlink:type="simple" xlink:show="embed" xlink:actuate="onLoad" draw:mime-type="image/png">
            <text:p/>
          </draw:image>
        </draw:frame>
        <draw:line draw:style-name="gr4" draw:text-style-name="P2" draw:layer="layout" svg:x1="11.123cm" svg:y1="9.223cm" svg:x2="11.129cm" svg:y2="10.021cm">
          <text:p/>
        </draw:line>
        <draw:line draw:style-name="gr4" draw:text-style-name="P2" draw:layer="layout" svg:x1="8.748cm" svg:y1="9.212cm" svg:x2="8.732cm" svg:y2="10.021cm">
          <text:p/>
        </draw:line>
        <draw:line draw:style-name="gr19" draw:text-style-name="P2" draw:layer="layout" svg:x1="8.174cm" svg:y1="9.19cm" svg:x2="8.169cm" svg:y2="9.988cm">
          <text:p/>
        </draw:line>
        <draw:line draw:style-name="gr19" draw:text-style-name="P2" draw:layer="layout" svg:x1="8.175cm" svg:y1="9.967cm" svg:x2="7.194cm" svg:y2="9.971cm">
          <text:p/>
        </draw:line>
        <draw:custom-shape draw:style-name="gr20" draw:text-style-name="P1" draw:layer="layout" svg:width="0.414cm" svg:height="0.645cm" svg:x="7.144cm" svg:y="8.86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645cm" svg:x="8.416cm" svg:y="8.80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645cm" svg:x="10.767cm" svg:y="8.916cm">
          <text:p/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0.836cm" svg:height="1.094cm" svg:x="10.412cm" svg:y="9.398cm">
          <draw:text-box>
            <text:p text:style-name="P5"><text:span text:style-name="T5">x</text:span></text:p>
          </draw:text-box>
        </draw:frame>
        <draw:frame draw:style-name="gr22" draw:text-style-name="P6" draw:layer="layout" svg:width="0.996cm" svg:height="1.471cm" svg:x="8.71cm" svg:y="9.41cm">
          <draw:text-box>
            <text:p text:style-name="P5"><text:span text:style-name="T6">¬</text:span><text:span text:style-name="T5">x</text:span></text:p>
          </draw:text-box>
        </draw:frame>
      </draw:page>
      <draw:page draw:name="page4" draw:style-name="dp1" draw:master-page-name="Default">
        <draw:frame draw:style-name="gr18" draw:text-style-name="P1" draw:layer="layout" svg:width="4.558cm" svg:height="4.792cm" svg:x="3.026cm" svg:y="2.846cm">
          <draw:image xlink:href="Pictures/10000001000001D2000001EAB5ED13B3B90F57B1.png" xlink:type="simple" xlink:show="embed" xlink:actuate="onLoad" draw:mime-type="image/png">
            <text:p/>
          </draw:image>
        </draw:frame>
        <draw:line draw:style-name="gr4" draw:text-style-name="P2" draw:layer="layout" svg:x1="7.072cm" svg:y1="7.454cm" svg:x2="7.078cm" svg:y2="8.252cm">
          <text:p/>
        </draw:line>
        <draw:custom-shape draw:style-name="gr20" draw:text-style-name="P1" draw:layer="layout" svg:width="0.414cm" svg:height="0.645cm" svg:x="3.093cm" svg:y="7.09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645cm" svg:x="4.365cm" svg:y="7.03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645cm" svg:x="6.716cm" svg:y="7.147cm">
          <text:p/>
          <draw:enhanced-geometry svg:viewBox="0 0 21600 21600" draw:type="rectangle" draw:enhanced-path="M 0 0 L 21600 0 21600 21600 0 21600 0 0 Z N"/>
        </draw:custom-shape>
        <draw:frame draw:style-name="gr18" draw:text-style-name="P1" draw:layer="layout" svg:width="4.558cm" svg:height="4.792cm" svg:x="9.788cm" svg:y="2.846cm">
          <draw:image xlink:href="Pictures/10000001000001D2000001EAB5ED13B3B90F57B1.png" xlink:type="simple" xlink:show="embed" xlink:actuate="onLoad" draw:mime-type="image/png">
            <text:p/>
          </draw:image>
        </draw:frame>
        <draw:line draw:style-name="gr4" draw:text-style-name="P2" draw:layer="layout" svg:x1="7.082cm" svg:y1="7.415cm" svg:x2="7.045cm" svg:y2="9.624cm">
          <text:p/>
        </draw:line>
        <draw:custom-shape draw:style-name="gr20" draw:text-style-name="P1" draw:layer="layout" svg:width="0.258cm" svg:height="0.645cm" svg:x="6.703cm" svg:y="7.134cm">
          <text:p/>
          <draw:enhanced-geometry svg:viewBox="0 0 21600 21600" draw:type="rectangle" draw:enhanced-path="M 0 0 L 21600 0 21600 21600 0 21600 0 0 Z N"/>
        </draw:custom-shape>
        <draw:frame draw:style-name="gr23" draw:text-style-name="P6" draw:layer="layout" svg:width="0.897cm" svg:height="0.861cm" svg:x="6.178cm" svg:y="9.126cm">
          <draw:text-box>
            <text:p text:style-name="P5"><text:span text:style-name="T5">x</text:span><text:span text:style-name="T7">0</text:span></text:p>
          </draw:text-box>
        </draw:frame>
        <draw:custom-shape draw:style-name="gr20" draw:text-style-name="P1" draw:layer="layout" svg:width="0.414cm" svg:height="0.645cm" svg:x="9.883cm" svg:y="7.1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414cm" svg:height="0.645cm" svg:x="10.957cm" svg:y="7.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414cm" svg:height="0.645cm" svg:x="13.324cm" svg:y="7.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58cm" svg:height="0.645cm" svg:x="13.479cm" svg:y="7.1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3.835cm" svg:y1="7.414cm" svg:x2="13.825cm" svg:y2="9.624cm">
          <text:p/>
        </draw:line>
        <draw:line draw:style-name="gr19" draw:text-style-name="P2" draw:layer="layout" svg:x1="3.662cm" svg:y1="7.441cm" svg:x2="3.638cm" svg:y2="9.591cm">
          <text:p/>
        </draw:line>
        <draw:custom-shape draw:style-name="gr20" draw:text-style-name="P1" draw:layer="layout" svg:width="0.155cm" svg:height="0.645cm" svg:x="3.881cm" svg:y="7.125cm">
          <text:p/>
          <draw:enhanced-geometry svg:viewBox="0 0 21600 21600" draw:type="rectangle" draw:enhanced-path="M 0 0 L 21600 0 21600 21600 0 21600 0 0 Z N"/>
        </draw:custom-shape>
        <draw:frame draw:style-name="gr23" draw:text-style-name="P6" draw:layer="layout" svg:width="0.897cm" svg:height="0.861cm" svg:x="12.989cm" svg:y="9.089cm">
          <draw:text-box>
            <text:p text:style-name="P5"><text:span text:style-name="T5">x</text:span><text:span text:style-name="T7">1</text:span></text:p>
          </draw:text-box>
        </draw:frame>
        <draw:custom-shape draw:style-name="gr20" draw:text-style-name="P1" draw:layer="layout" svg:width="0.206cm" svg:height="0.645cm" svg:x="10.613cm" svg:y="7.081cm">
          <text:p/>
          <draw:enhanced-geometry svg:viewBox="0 0 21600 21600" draw:type="rectangle" draw:enhanced-path="M 0 0 L 21600 0 21600 21600 0 21600 0 0 Z N"/>
        </draw:custom-shape>
        <draw:frame draw:style-name="gr23" draw:text-style-name="P6" draw:layer="layout" svg:width="0.897cm" svg:height="0.861cm" svg:x="2.882cm" svg:y="6.912cm">
          <draw:text-box>
            <text:p text:style-name="P5"><text:span text:style-name="T5">a</text:span><text:span text:style-name="T7">0</text:span></text:p>
          </draw:text-box>
        </draw:frame>
        <draw:frame draw:style-name="gr23" draw:text-style-name="P6" draw:layer="layout" svg:width="0.897cm" svg:height="0.861cm" svg:x="9.645cm" svg:y="6.972cm">
          <draw:text-box>
            <text:p text:style-name="P5"><text:span text:style-name="T5">a</text:span><text:span text:style-name="T7">1</text:span></text:p>
          </draw:text-box>
        </draw:frame>
        <draw:frame draw:style-name="gr23" draw:text-style-name="P6" draw:layer="layout" svg:width="0.897cm" svg:height="0.861cm" svg:x="3.985cm" svg:y="7.397cm">
          <draw:text-box>
            <text:p text:style-name="P5"><text:span text:style-name="T5">b</text:span><text:span text:style-name="T7">0</text:span></text:p>
          </draw:text-box>
        </draw:frame>
        <draw:frame draw:style-name="gr22" draw:text-style-name="P6" draw:layer="layout" svg:width="2.535cm" svg:height="1.471cm" svg:x="8.379cm" svg:y="9.146cm">
          <draw:text-box>
            <text:p text:style-name="P5"><text:span text:style-name="T8">b</text:span><text:span text:style-name="T7">1</text:span><text:span text:style-name="T8">= </text:span><text:span text:style-name="T8">x</text:span><text:span text:style-name="T7">0</text:span><text:span text:style-name="T9">∧</text:span><text:span text:style-name="T8">x</text:span><text:span text:style-name="T7">1</text:span></text:p>
          </draw:text-box>
        </draw:frame>
        <draw:line draw:style-name="gr4" draw:text-style-name="P2" draw:layer="layout" svg:x1="4.121cm" svg:y1="7.232cm" svg:x2="4.101cm" svg:y2="8.119cm">
          <text:p/>
        </draw:line>
        <draw:line draw:style-name="gr4" draw:text-style-name="P2" draw:layer="layout" svg:x1="4.089cm" svg:y1="8.13cm" svg:x2="10.427cm" svg:y2="8.13cm">
          <text:p/>
        </draw:line>
        <draw:line draw:style-name="gr4" draw:text-style-name="P2" draw:layer="layout" svg:x1="10.431cm" svg:y1="7.427cm" svg:x2="10.418cm" svg:y2="8.136cm">
          <text:p/>
        </draw:line>
        <draw:line draw:style-name="gr4" draw:text-style-name="P2" draw:layer="layout" svg:x1="10.89cm" svg:y1="7.34cm" svg:x2="10.865cm" svg:y2="9.624cm">
          <text:p/>
        </draw:line>
        <draw:frame draw:style-name="gr24" draw:text-style-name="P6" draw:layer="layout" svg:width="2.188cm" svg:height="0.877cm" svg:x="3.187cm" svg:y="9.425cm">
          <draw:text-box>
            <text:p text:style-name="P5"><text:span text:style-name="T5">p</text:span><text:span text:style-name="T5">o</text:span><text:span text:style-name="T5">w</text:span><text:span text:style-name="T5">e</text:span><text:span text:style-name="T5">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M Mono 10" svg:font-family="'LM Mono 10'"/>
    <style:font-face style:name="LM Mono 101" svg:font-family="'LM Mono 10'" style:font-adornments="10 Italic" style:font-pitch="fixed"/>
    <style:font-face style:name="LM Mono 102" svg:font-family="'LM Mono 10'" style:font-pitch="fixed"/>
    <style:font-face style:name="LM Mono 103" svg:font-family="'LM Mono 10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31T16:51:56.668704084</meta:creation-date>
    <dc:date>2023-09-01T13:34:46.774685194</dc:date>
    <meta:editing-duration>PT4H12M48S</meta:editing-duration>
    <meta:editing-cycles>12</meta:editing-cycles>
    <meta:generator>LibreOffice/7.3.7.2$Linux_X86_64 LibreOffice_project/30$Build-2</meta:generator>
    <meta:document-statistic meta:object-count="164"/>
  </office:meta>
</office:document-meta>
</file>